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C0000001C1DE033E6.png" manifest:media-type="image/png"/>
  <manifest:file-entry manifest:full-path="Pictures/10000000000000450000005D4BFFDD0D.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au1" style:family="table">
      <style:table-properties style:width="17cm" style:rel-width="100%" fo:margin-left="0cm" fo:margin-top="0cm" fo:margin-bottom="0cm" table:align="left" style:writing-mode="lr-tb"/>
    </style:style>
    <style:style style:name="Tableau1.A" style:family="table-column">
      <style:table-column-properties style:column-width="2.293cm" style:rel-column-width="1300*"/>
    </style:style>
    <style:style style:name="Tableau1.B" style:family="table-column">
      <style:table-column-properties style:column-width="14.707cm" style:rel-column-width="8338*"/>
    </style:style>
    <style:style style:name="Tableau1.1" style:family="table-row">
      <style:table-row-properties style:min-row-height="0.564cm" fo:keep-together="always"/>
    </style:style>
    <style:style style:name="Tableau1.A1" style:family="table-cell">
      <style:table-cell-properties fo:padding-left="0.206cm" fo:padding-right="0.191cm" fo:padding-top="0cm" fo:padding-bottom="0cm" fo:border="1pt solid #9c007f"/>
    </style:style>
    <style:style style:name="Tableau1.2" style:family="table-row">
      <style:table-row-properties style:min-row-height="0.64cm" fo:keep-together="always"/>
    </style:style>
    <style:style style:name="Tableau1.A2" style:family="table-cell">
      <style:table-cell-properties fo:padding-left="0.206cm" fo:padding-right="0.191cm" fo:padding-top="0cm" fo:padding-bottom="0cm" fo:border-left="1pt solid #9c007f" fo:border-right="1pt solid #9c007f" fo:border-top="none" fo:border-bottom="1pt solid #9c007f"/>
    </style:style>
    <style:style style:name="P1" style:family="paragraph" style:parent-style-name="Footer" style:master-page-name="">
      <style:paragraph-properties fo:margin-left="0cm" fo:margin-right="0cm" fo:margin-top="0cm" fo:margin-bottom="0cm" loext:contextual-spacing="false" fo:line-height="100%" fo:text-align="end" style:justify-single-word="false" fo:orphans="2" fo:widows="2" fo:text-indent="0cm" style:auto-text-indent="false" style:page-number="auto" style:writing-mode="lr-tb">
        <style:tab-stops>
          <style:tab-stop style:position="8.001cm" style:type="center"/>
          <style:tab-stop style:position="16.96cm" style:type="right"/>
        </style:tab-stops>
      </style:paragraph-properties>
    </style:style>
    <style:style style:name="P2" style:family="paragraph" style:parent-style-name="Standard">
      <style:text-properties fo:color="#00000a" style:text-underline-style="none"/>
    </style:style>
    <style:style style:name="P3" style:family="paragraph" style:parent-style-name="Standard">
      <style:text-properties fo:font-size="10pt" fo:font-style="italic" style:font-size-asian="10pt" style:font-style-asian="italic" style:font-size-complex="10pt" style:font-style-complex="italic"/>
    </style:style>
    <style:style style:name="P4" style:family="paragraph" style:parent-style-name="Standard">
      <style:text-properties officeooo:rsid="038fc703" officeooo:paragraph-rsid="038e6639"/>
    </style:style>
    <style:style style:name="P5" style:family="paragraph" style:parent-style-name="Standard">
      <style:paragraph-properties fo:margin-top="0cm" fo:margin-bottom="0cm" loext:contextual-spacing="false" fo:line-height="100%" fo:text-align="center" style:justify-single-word="false"/>
      <style:text-properties style:font-name="Arial3" fo:font-size="10pt" fo:font-weight="bold" style:font-size-asian="10pt" style:font-weight-asian="bold" style:font-name-complex="Arial4" style:font-size-complex="10pt" style:font-weight-complex="bold"/>
    </style:style>
    <style:style style:name="P6" style:family="paragraph" style:parent-style-name="Standard">
      <style:paragraph-properties fo:margin-top="0cm" fo:margin-bottom="0cm" loext:contextual-spacing="false" fo:line-height="100%" fo:text-align="center" style:justify-single-word="false"/>
      <style:text-properties style:font-name="Arial3" fo:font-size="10pt" fo:font-weight="bold" officeooo:rsid="036526cf" officeooo:paragraph-rsid="036526cf" style:font-size-asian="10pt" style:font-weight-asian="bold" style:font-name-complex="Arial4" style:font-size-complex="10pt" style:font-weight-complex="bold"/>
    </style:style>
    <style:style style:name="P7" style:family="paragraph" style:parent-style-name="Standard">
      <style:paragraph-properties fo:margin-top="0cm" fo:margin-bottom="0cm" loext:contextual-spacing="false" fo:line-height="100%"/>
      <style:text-properties style:font-name="Arial3" fo:font-size="10pt" fo:font-weight="bold" officeooo:rsid="036526cf" officeooo:paragraph-rsid="036526cf" style:font-size-asian="10pt" style:font-weight-asian="bold" style:font-name-complex="Arial4" style:font-size-complex="10pt" style:font-weight-complex="bold"/>
    </style:style>
    <style:style style:name="P8" style:family="paragraph" style:parent-style-name="Standard">
      <style:paragraph-properties fo:margin-top="0cm" fo:margin-bottom="0cm" loext:contextual-spacing="false" fo:line-height="100%"/>
      <style:text-properties style:font-name="Arial3" fo:font-size="10pt" officeooo:rsid="017617d9" officeooo:paragraph-rsid="017617d9" style:font-size-asian="10pt" style:font-name-complex="Arial4" style:font-size-complex="10pt"/>
    </style:style>
    <style:style style:name="P9" style:family="paragraph" style:parent-style-name="Heading_20_3">
      <style:text-properties officeooo:paragraph-rsid="02f91276"/>
    </style:style>
    <style:style style:name="P10" style:family="paragraph" style:parent-style-name="Heading_20_3">
      <style:text-properties officeooo:rsid="03706004" officeooo:paragraph-rsid="03706004"/>
    </style:style>
    <style:style style:name="P11" style:family="paragraph" style:parent-style-name="Heading_20_3">
      <style:text-properties officeooo:rsid="0372c9d6" officeooo:paragraph-rsid="0372c9d6"/>
    </style:style>
    <style:style style:name="P12" style:family="paragraph" style:parent-style-name="Heading_20_3">
      <style:text-properties officeooo:rsid="0228f86b" officeooo:paragraph-rsid="0228f86b"/>
    </style:style>
    <style:style style:name="P13" style:family="paragraph" style:parent-style-name="Text_20_body">
      <style:paragraph-properties fo:text-align="center" style:justify-single-word="false"/>
      <style:text-properties officeooo:paragraph-rsid="0362c2d9"/>
    </style:style>
    <style:style style:name="P14" style:family="paragraph" style:parent-style-name="Text_20_body">
      <style:text-properties officeooo:paragraph-rsid="03af48a3"/>
    </style:style>
    <style:style style:name="P15" style:family="paragraph" style:parent-style-name="Text_20_body">
      <style:text-properties officeooo:paragraph-rsid="03b3010d"/>
    </style:style>
    <style:style style:name="P16" style:family="paragraph" style:parent-style-name="Contents_20_Heading">
      <style:paragraph-properties fo:break-before="page"/>
    </style:style>
    <style:style style:name="P17" style:family="paragraph" style:parent-style-name="Heading_20_2">
      <style:paragraph-properties fo:break-before="page"/>
    </style:style>
    <style:style style:name="P18" style:family="paragraph" style:parent-style-name="Heading_20_2">
      <style:paragraph-properties fo:break-before="page"/>
      <style:text-properties officeooo:rsid="00291d63"/>
    </style:style>
    <style:style style:name="P19" style:family="paragraph" style:parent-style-name="Sans_20_nom1">
      <style:paragraph-properties fo:break-before="page"/>
    </style:style>
    <style:style style:name="P20" style:family="paragraph" style:parent-style-name="Heading_20_1">
      <style:text-properties officeooo:rsid="01735b8c" officeooo:paragraph-rsid="0362c2d9"/>
    </style:style>
    <style:style style:name="P21" style:family="paragraph" style:parent-style-name="Heading_20_2">
      <style:text-properties fo:color="#666666" fo:font-size="10pt" style:font-size-asian="10pt" style:font-size-complex="10pt"/>
    </style:style>
    <style:style style:name="P22" style:family="paragraph" style:parent-style-name="Heading_20_2">
      <style:text-properties officeooo:paragraph-rsid="037c35bd"/>
    </style:style>
    <style:style style:name="P23" style:family="paragraph" style:parent-style-name="introduction_20_critère">
      <style:text-properties officeooo:paragraph-rsid="03706004"/>
    </style:style>
    <style:style style:name="P24" style:family="paragraph" style:parent-style-name="introduction_20_critère">
      <style:text-properties officeooo:rsid="01950bda" officeooo:paragraph-rsid="03706004"/>
    </style:style>
    <style:style style:name="P25" style:family="paragraph" style:parent-style-name="introduction_20_critère">
      <style:text-properties officeooo:paragraph-rsid="0372c9d6"/>
    </style:style>
    <style:style style:name="P26" style:family="paragraph" style:parent-style-name="introduction_20_critère">
      <style:text-properties officeooo:paragraph-rsid="03a9d2f6"/>
    </style:style>
    <style:style style:name="P27" style:family="paragraph" style:parent-style-name="introduction_20_critère">
      <style:text-properties officeooo:paragraph-rsid="03aae850"/>
    </style:style>
    <style:style style:name="P28" style:family="paragraph" style:parent-style-name="Sans_20_nom1">
      <style:text-properties officeooo:paragraph-rsid="037c35bd"/>
    </style:style>
    <style:style style:name="P29" style:family="paragraph" style:parent-style-name="Sans_20_nom1">
      <style:text-properties officeooo:rsid="037e155c" officeooo:paragraph-rsid="03843d55"/>
    </style:style>
    <style:style style:name="P30" style:family="paragraph" style:parent-style-name="Sans_20_nom1">
      <style:text-properties officeooo:rsid="037e155c" officeooo:paragraph-rsid="03abc19b"/>
    </style:style>
    <style:style style:name="P31" style:family="paragraph" style:parent-style-name="Sans_20_nom1">
      <style:text-properties officeooo:rsid="037e155c" officeooo:paragraph-rsid="037e155c"/>
    </style:style>
    <style:style style:name="P32" style:family="paragraph" style:parent-style-name="Sans_20_nom1">
      <style:text-properties officeooo:rsid="037e155c" officeooo:paragraph-rsid="03b3010d"/>
    </style:style>
    <style:style style:name="P33" style:family="paragraph" style:parent-style-name="Sans_20_nom1">
      <style:text-properties officeooo:rsid="0388169a" officeooo:paragraph-rsid="0388169a"/>
    </style:style>
    <style:style style:name="P34" style:family="paragraph" style:parent-style-name="Sans_20_nom1">
      <style:text-properties officeooo:paragraph-rsid="0388169a"/>
    </style:style>
    <style:style style:name="P35" style:family="paragraph" style:parent-style-name="Sans_20_nom1">
      <style:text-properties officeooo:rsid="03abc19b" officeooo:paragraph-rsid="03abc19b"/>
    </style:style>
    <style:style style:name="P36" style:family="paragraph" style:parent-style-name="Sans_20_nom1">
      <style:text-properties officeooo:rsid="03ad2fb8" officeooo:paragraph-rsid="03ad2fb8"/>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Text_20_body">
      <style:text-properties officeooo:paragraph-rsid="03c000b8"/>
    </style:style>
    <style:style style:name="P41" style:family="paragraph" style:parent-style-name="Sans_20_nom1" style:list-style-name="L3" style:master-page-name="">
      <loext:graphic-properties draw:fill="solid" draw:fill-color="#dddddd" draw:opacity="100%"/>
      <style:paragraph-properties fo:margin-left="0.6cm" fo:margin-right="0cm" fo:margin-top="0cm" fo:margin-bottom="0.3cm" loext:contextual-spacing="false" fo:line-height="115%" fo:orphans="2" fo:widows="2" fo:text-indent="-0.6cm" style:auto-text-indent="false" style:page-number="auto" fo:background-color="#dddddd" fo:padding="0.3cm" fo:border="0.06pt solid #dddddd" style:shadow="none" style:writing-mode="lr-tb">
        <style:tab-stops/>
      </style:paragraph-properties>
      <style:text-properties officeooo:rsid="037c35bd"/>
    </style:style>
    <style:style style:name="P42" style:family="paragraph" style:parent-style-name="Sans_20_nom1" style:list-style-name="L3">
      <loext:graphic-properties draw:fill="solid" draw:fill-color="#dddddd" draw:opacity="100%"/>
      <style:paragraph-properties fo:margin-left="0.6cm" fo:margin-right="0cm" fo:margin-top="0cm" fo:margin-bottom="0.3cm" loext:contextual-spacing="false" fo:line-height="115%" fo:orphans="2" fo:widows="2" fo:text-indent="-0.6cm" style:auto-text-indent="false" fo:background-color="#dddddd" fo:padding="0.3cm" fo:border="0.06pt solid #dddddd" style:shadow="none" style:writing-mode="lr-tb">
        <style:tab-stops/>
      </style:paragraph-properties>
      <style:text-properties officeooo:rsid="037c35bd"/>
    </style:style>
    <style:style style:name="P43" style:family="paragraph" style:parent-style-name="Standard" style:list-style-name="L1">
      <style:text-properties fo:font-size="10pt" fo:font-style="italic" style:font-size-asian="10pt" style:font-style-asian="italic" style:font-size-complex="10pt" style:font-style-complex="italic"/>
    </style:style>
    <style:style style:name="P44" style:family="paragraph" style:parent-style-name="Standard" style:list-style-name="L2">
      <style:text-properties fo:font-size="10pt" fo:font-style="italic" style:font-size-asian="10pt" style:font-style-asian="italic" style:font-size-complex="10pt" style:font-style-complex="italic"/>
    </style:style>
    <style:style style:name="T1" style:family="text">
      <style:text-properties officeooo:rsid="002fe72b"/>
    </style:style>
    <style:style style:name="T2" style:family="text">
      <style:text-properties officeooo:rsid="000c9d33"/>
    </style:style>
    <style:style style:name="T3" style:family="text">
      <style:text-properties officeooo:rsid="00145a55"/>
    </style:style>
    <style:style style:name="T4" style:family="text">
      <style:text-properties officeooo:rsid="00467177"/>
    </style:style>
    <style:style style:name="T5" style:family="text">
      <style:text-properties officeooo:rsid="00475b8a"/>
    </style:style>
    <style:style style:name="T6" style:family="text">
      <style:text-properties officeooo:rsid="006e7d29"/>
    </style:style>
    <style:style style:name="T7" style:family="text">
      <style:text-properties officeooo:rsid="00b67443"/>
    </style:style>
    <style:style style:name="T8" style:family="text">
      <style:text-properties officeooo:rsid="017617d9"/>
    </style:style>
    <style:style style:name="T9" style:family="text">
      <style:text-properties officeooo:rsid="0177e9d1"/>
    </style:style>
    <style:style style:name="T10" style:family="text">
      <style:text-properties officeooo:rsid="02ce2c9c"/>
    </style:style>
    <style:style style:name="T11" style:family="text">
      <style:text-properties officeooo:rsid="01950bda"/>
    </style:style>
    <style:style style:name="T12" style:family="text">
      <style:text-properties officeooo:rsid="03722d8c"/>
    </style:style>
    <style:style style:name="T13" style:family="text">
      <style:text-properties officeooo:rsid="03764d20"/>
    </style:style>
    <style:style style:name="T14" style:family="text">
      <style:text-properties fo:font-size="10pt" fo:font-style="italic" style:font-size-asian="10pt" style:font-style-asian="italic" style:font-size-complex="10pt" style:font-style-complex="italic"/>
    </style:style>
    <style:style style:name="T15" style:family="text">
      <style:text-properties officeooo:rsid="03797872"/>
    </style:style>
    <style:style style:name="T16" style:family="text">
      <style:text-properties officeooo:rsid="037aeb91"/>
    </style:style>
    <style:style style:name="T17" style:family="text">
      <style:text-properties officeooo:rsid="037c35bd"/>
    </style:style>
    <style:style style:name="T18" style:family="text">
      <style:text-properties officeooo:rsid="037e155c"/>
    </style:style>
    <style:style style:name="T19" style:family="text">
      <style:text-properties officeooo:rsid="037fb0cf"/>
    </style:style>
    <style:style style:name="T20" style:family="text">
      <style:text-properties officeooo:rsid="03837a4e"/>
    </style:style>
    <style:style style:name="T21" style:family="text">
      <style:text-properties officeooo:rsid="03843d55"/>
    </style:style>
    <style:style style:name="T22" style:family="text">
      <style:text-properties officeooo:rsid="0388169a"/>
    </style:style>
    <style:style style:name="T23" style:family="text">
      <style:text-properties officeooo:rsid="039645b3"/>
    </style:style>
    <style:style style:name="T24" style:family="text">
      <style:text-properties officeooo:rsid="039ddf39"/>
    </style:style>
    <style:style style:name="T25" style:family="text">
      <style:text-properties officeooo:rsid="03abc19b"/>
    </style:style>
    <style:style style:name="T26" style:family="text">
      <style:text-properties officeooo:rsid="03adc4f1"/>
    </style:style>
    <style:style style:name="T27" style:family="text">
      <style:text-properties officeooo:rsid="03b3010d"/>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ffffff" style:background-transparency="100%" draw:fill="solid" draw:fill-color="#ffffff" draw:opacity="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start text:name="__RefHeading__928_1454273984"/>Rapport d’audit<text:bookmark-end text:name="__RefHeading__928_1454273984"/></text:h>
      <text:p text:style-name="P13"><text:span text:style-name="T27">Septembre </text:span>201<text:span text:style-name="T27">6</text:span></text:p>
      <text:p text:style-name="P13"/>
      <text:h text:style-name="P21" text:outline-level="2"/>
      <text:h text:style-name="P21" text:outline-level="2"/>
      <text:h text:style-name="P21" text:outline-level="2"/>
      <text:h text:style-name="P21" text:outline-level="2"/>
      <text:h text:style-name="P21" text:outline-level="2"><text:bookmark-start text:name="__RefHeading__969_1268055327"/>Droits de reproduction<text:bookmark-end text:name="__RefHeading__969_1268055327"/></text:h>
      <text:p text:style-name="Standard"><text:span text:style-name="T14">Ce document est placé sous </text:span><text:a xlink:type="simple" xlink:href="https://www.etalab.gouv.fr/licence-ouverte-open-licence" text:style-name="Internet_20_link" text:visited-style-name="Visited_20_Internet_20_Link"><text:span text:style-name="T14">licence ouverte 1.0 ou ultérieure</text:span></text:a><text:span text:style-name="T14">.</text:span></text:p>
      <text:p text:style-name="P3">Vous êtes libres de :</text:p>
      <text:list xml:id="list998702080601860643" text:style-name="L1">
        <text:list-item>
          <text:p text:style-name="P43">Reproduire, copier, publier et transmettre ces informations ;</text:p>
        </text:list-item>
      </text:list>
      <text:list xml:id="list6467483282057075631" text:style-name="L2">
        <text:list-item>
          <text:p text:style-name="P44">Diffuser et redistribuer ces informations ;</text:p>
        </text:list-item>
        <text:list-item>
          <text:p text:style-name="P44">Adapter, modifier, extraire et transformer ces informations, notamment pour créer des informations dérivées ;</text:p>
        </text:list-item>
        <text:list-item>
          <text:p text:style-name="P44"><text:span text:style-name="T13">E</text:span>xploiter ces informations à titre commercial, par exemple en la combinant avec d’autres informations, ou en l’incluant dans votre propre produit ou application. </text:p>
        </text:list-item>
      </text:list>
      <text:p text:style-name="P3">Ces libertés s’appliquent sous réserve de mentionner la paternité de l’information d’origine : sa source et la date de sa dernière mise à jour. Le réutilisateur peut notamment s’acquitter de cette condition en indiquant un ou des liens hypertextes (URL) renvoyant vers le présent site et assurant une mention effective de sa paternité.</text:p>
      <text:p text:style-name="P3">Cette mention de paternité ne doit ni conférer un caractère officiel à la réutilisation de ces informations, ni suggérer une quelconque reconnaissance ou caution par le producteur de l’information, ou par toute autre entité publique, du réutilisateur ou de sa réutilisation.</text:p>
      <text:p text:style-name="P16">Table des matières<text:bookmark text:name="_GoBack"/></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928_1454273984" text:style-name="Internet_20_link" text:visited-style-name="Visited_20_Internet_20_Link">Rapport d’audit<text:tab/>1</text:a></text:p>
          <text:p text:style-name="P37"><text:a xlink:type="simple" xlink:href="#__RefHeading__969_1268055327" text:style-name="Internet_20_link" text:visited-style-name="Visited_20_Internet_20_Link">Droits de reproduction<text:tab/>1</text:a></text:p>
          <text:p text:style-name="P37"><text:a xlink:type="simple" xlink:href="#__RefHeading__971_1268055327" text:style-name="Internet_20_link" text:visited-style-name="Visited_20_Internet_20_Link">Introduction<text:tab/>3</text:a></text:p>
          <text:p text:style-name="P39"><text:a xlink:type="simple" xlink:href="#__RefHeading__1007_1268055327" text:style-name="Internet_20_link" text:visited-style-name="Visited_20_Internet_20_Link">Contexte<text:tab/>3</text:a></text:p>
          <text:p text:style-name="P39"><text:a xlink:type="simple" xlink:href="#__RefHeading__938_1454273984" text:style-name="Internet_20_link" text:visited-style-name="Visited_20_Internet_20_Link">Accessibilité du site<text:tab/>4</text:a></text:p>
          <text:p text:style-name="P37"><text:a xlink:type="simple" xlink:href="#__RefHeading__944_1454273984" text:style-name="Internet_20_link" text:visited-style-name="Visited_20_Internet_20_Link">Annexe technique<text:tab/>5</text:a></text:p>
          <text:p text:style-name="P39"><text:a xlink:type="simple" xlink:href="#__RefHeading__946_1454273984" text:style-name="Internet_20_link" text:visited-style-name="Visited_20_Internet_20_Link">Images<text:tab/>5</text:a></text:p>
          <text:p text:style-name="P39"><text:a xlink:type="simple" xlink:href="#__RefHeading__12431_1360254420" text:style-name="Internet_20_link" text:visited-style-name="Visited_20_Internet_20_Link">Cadres<text:tab/>5</text:a></text:p>
          <text:p text:style-name="P39"><text:a xlink:type="simple" xlink:href="#__RefHeading__948_1454273984" text:style-name="Internet_20_link" text:visited-style-name="Visited_20_Internet_20_Link">Couleurs<text:tab/>5</text:a></text:p>
          <text:p text:style-name="P39"><text:a xlink:type="simple" xlink:href="#__RefHeading__973_1268055327" text:style-name="Internet_20_link" text:visited-style-name="Visited_20_Internet_20_Link">Multimédia<text:tab/>5</text:a></text:p>
          <text:p text:style-name="P39"><text:a xlink:type="simple" xlink:href="#__RefHeading__975_1268055327" text:style-name="Internet_20_link" text:visited-style-name="Visited_20_Internet_20_Link">Tableaux<text:tab/>6</text:a></text:p>
          <text:p text:style-name="P39"><text:a xlink:type="simple" xlink:href="#__RefHeading__4689_384714757" text:style-name="Internet_20_link" text:visited-style-name="Visited_20_Internet_20_Link">Liens<text:tab/>6</text:a></text:p>
          <text:p text:style-name="P39"><text:a xlink:type="simple" xlink:href="#__RefHeading__4691_384714757" text:style-name="Internet_20_link" text:visited-style-name="Visited_20_Internet_20_Link">Scripts<text:tab/>6</text:a></text:p>
          <text:p text:style-name="P39"><text:a xlink:type="simple" xlink:href="#__RefHeading__952_1454273984" text:style-name="Internet_20_link" text:visited-style-name="Visited_20_Internet_20_Link">Éléments obligatoires<text:tab/>6</text:a></text:p>
          <text:p text:style-name="P39"><text:a xlink:type="simple" xlink:href="#__RefHeading__954_1454273984" text:style-name="Internet_20_link" text:visited-style-name="Visited_20_Internet_20_Link">Structuration de l’information<text:tab/>6</text:a></text:p>
          <text:p text:style-name="P39"><text:a xlink:type="simple" xlink:href="#__RefHeading__4693_384714757" text:style-name="Internet_20_link" text:visited-style-name="Visited_20_Internet_20_Link">Présentation de l’information<text:tab/>6</text:a></text:p>
          <text:p text:style-name="P39"><text:a xlink:type="simple" xlink:href="#__RefHeading__956_1454273984" text:style-name="Internet_20_link" text:visited-style-name="Visited_20_Internet_20_Link">Formulaires<text:tab/>7</text:a></text:p>
          <text:p text:style-name="P39"><text:a xlink:type="simple" xlink:href="#__RefHeading__12435_1360254420" text:style-name="Internet_20_link" text:visited-style-name="Visited_20_Internet_20_Link">Navigation<text:tab/>7</text:a></text:p>
          <text:p text:style-name="P39"><text:a xlink:type="simple" xlink:href="#__RefHeading__958_1454273984" text:style-name="Internet_20_link" text:visited-style-name="Visited_20_Internet_20_Link">Consultation<text:tab/>7</text:a></text:p>
          <text:p text:style-name="P37"><text:a xlink:type="simple" xlink:href="#__RefHeading__977_1268055327" text:style-name="Internet_20_link" text:visited-style-name="Visited_20_Internet_20_Link">Conclusion<text:tab/>8</text:a></text:p>
          <text:p text:style-name="P39"><text:a xlink:type="simple" xlink:href="#__RefHeading__979_1268055327" text:style-name="Internet_20_link" text:visited-style-name="Visited_20_Internet_20_Link">Avis de l’inspecteur<text:tab/>8</text:a></text:p>
          <text:p text:style-name="P39"><text:a xlink:type="simple" xlink:href="#__RefHeading__981_1268055327" text:style-name="Internet_20_link" text:visited-style-name="Visited_20_Internet_20_Link">Priorisation des réparations<text:tab/>8</text:a></text:p>
        </text:index-body>
      </text:table-of-content>
      <text:h text:style-name="Heading_20_2" text:outline-level="2"/>
      <text:h text:style-name="Heading_20_2" text:outline-level="2"/>
      <text:p text:style-name="P19"><draw:frame draw:style-name="fr2" draw:name="Image4" text:anchor-type="as-char" svg:y="-0.714cm" svg:width="0.79cm" svg:height="0.79cm" draw:z-index="9"><draw:image xlink:href="Pictures/100002010000001C0000001C1DE033E6.png" xlink:type="simple" xlink:show="embed" xlink:actuate="onLoad"/></draw:frame>Un rapport d’audit doit permettre au commanditaire de comprendre les critères non conformes ainsi que les moyens de réparation à sa disposition. <text:span text:style-name="T16">Il lui permet dans un premier temps de savoir rapidement si les réparations sont réalisables, d’évaluer grossièrement le coût et le temps de réparation.</text:span></text:p>
      <text:p text:style-name="Sans_20_nom1">Pour faciliter l’appropriation d’un document qui peut rapidement se révéler très technique, il est nécessaire de le structurer.</text:p>
      <text:p text:style-name="Sans_20_nom1">Nous vous proposons de réaliser un découpage en 3 parties : une introduction, une <text:span text:style-name="T16">partie comportant les </text:span>explication<text:span text:style-name="T16">s </text:span>pour chacune des non-conformités et une conclusion ;</text:p>
      <text:p text:style-name="Sans_20_nom1">L’introduction et la conclusion doivent être écrite<text:span text:style-name="T16">s</text:span> de manière à pouvoir être appréciées par des non-techniciens. Les explications plus détaillées des non-conformités se doivent, <text:span text:style-name="T26">quant à</text:span> elles, d’être plus techniques, afin que les opérateurs puissent comprendre et appliquer des réparations.</text:p>
      <text:h text:style-name="P22" text:outline-level="2"><text:bookmark-start text:name="__RefHeading__971_1268055327"/><text:bookmark-start text:name="_Toc383062569"/><text:span text:style-name="T17">I</text:span><text:bookmark-end text:name="_Toc383062569"/><text:span text:style-name="T17">ntroduction</text:span><text:bookmark-end text:name="__RefHeading__971_1268055327"/></text:h>
      <text:h text:style-name="Heading_20_3" text:outline-level="3"><text:bookmark-start text:name="__RefHeading__1007_1268055327"/>Contexte<text:bookmark-end text:name="__RefHeading__1007_1268055327"/></text:h>
      <text:p text:style-name="Sans_20_nom1"><draw:frame draw:style-name="fr2" draw:name="Image3" text:anchor-type="as-char" svg:y="-0.714cm" svg:width="0.79cm" svg:height="0.79cm" draw:z-index="13"><draw:image xlink:href="Pictures/100002010000001C0000001C1DE033E6.png" xlink:type="simple" xlink:show="embed" xlink:actuate="onLoad"/></draw:frame> Concernant l’introductio<text:span text:style-name="T15">n, indiquez en premier lieu les informations techniques de l’audit : </text:span></text:p>
      <text:list xml:id="list6857923773401681173" text:style-name="L3">
        <text:list-item>
          <text:p text:style-name="P41">liste des pages auditées ;</text:p>
        </text:list-item>
        <text:list-item>
          <text:p text:style-name="P42">version du référentiel ;</text:p>
        </text:list-item>
        <text:list-item>
          <text:p text:style-name="P42">outils utilisés pour réaliser l’audit (analyseur de contraste, outil de détection automatique, par exemple etc.) ;</text:p>
        </text:list-item>
        <text:list-item>
          <text:p text:style-name="P42">version des navigateurs, systèmes d’exploitation et technologies d’assistance (base de référence) sur lesquels se sont basés les tests.</text:p>
        </text:list-item>
      </text:list>
      <text:p text:style-name="P40">Cette note accompagne le relevé d’audit effectué sur le <text:span text:style-name="T8">site </text:span><text:span text:style-name="T8"><text:placeholder text:placeholder-type="text">&lt;Nom du site&gt;</text:placeholder></text:span><text:span text:style-name="T8">. </text:span>L’audit a été réalisé par <text:placeholder text:placeholder-type="text">&lt;NOM DE L’AUDITEUR&gt;</text:placeholder> au moyen de l’utilisation de navigateurs <text:span text:style-name="T3">w</text:span>eb et d’outils spécialisés. <text:span text:style-name="T3">Des tests de restitution ont également été faits conformément à la base de référence définie par le RGAA 3 2016.</text:span></text:p>
      <text:p text:style-name="P15">L’audit a porté sur un échantillon de 1<text:span text:style-name="T26">5 </text:span>pages pour le niveau <text:span text:style-name="T26">double A (</text:span>AA<text:span text:style-name="T26">)</text:span> d<text:span text:style-name="T10">u RGAA 3 2016.</text:span></text:p>
      <text:p text:style-name="P15">Le <text:span text:style-name="T10">RGAA 3 2016 </text:span>est consultable à <text:span text:style-name="T26">l'</text:span>adresse <text:span text:style-name="T26">suivante </text:span>: <text:a xlink:type="simple" xlink:href="http://references.modernisation.gouv.fr/rgaa/" text:style-name="Internet_20_link" text:visited-style-name="Visited_20_Internet_20_Link"><text:span text:style-name="T27">http://references.modernisation.gouv.fr/rgaa/</text:span></text:a><text:span text:style-name="T27"><text:line-break/></text:span></text:p>
      <table:table table:name="Tableau1" table:style-name="Tableau1">
        <table:table-column table:style-name="Tableau1.A"/>
        <table:table-column table:style-name="Tableau1.B"/>
        <table:table-header-rows>
          <text:soft-page-break/>
          <table:table-row table:style-name="Tableau1.1">
            <table:table-cell table:style-name="Tableau1.A1" office:value-type="string">
              <text:p text:style-name="P6">N°</text:p>
            </table:table-cell>
            <table:table-cell table:style-name="Tableau1.A1" office:value-type="string">
              <text:p text:style-name="P7">Page</text:p>
            </table:table-cell>
          </table:table-row>
        </table:table-header-rows>
        <table:table-row table:style-name="Tableau1.2">
          <table:table-cell table:style-name="Tableau1.A2" office:value-type="string">
            <text:p text:style-name="P5">1</text:p>
          </table:table-cell>
          <table:table-cell table:style-name="Tableau1.A2" office:value-type="string">
            <text:p text:style-name="P8"/>
          </table:table-cell>
        </table:table-row>
      </table:table>
      <text:p text:style-name="P2"/>
      <text:h text:style-name="Heading_20_3" text:outline-level="3"><text:bookmark-start text:name="__RefHeading__938_1454273984"/><text:bookmark-start text:name="_Toc383062573"/>Accessibilité d<text:bookmark-end text:name="_Toc383062573"/><text:span text:style-name="T9">u site</text:span><text:bookmark-end text:name="__RefHeading__938_1454273984"/></text:h>
      <text:p text:style-name="P28"><text:span text:style-name="T18"><draw:frame draw:style-name="fr2" draw:name="Image2" text:anchor-type="as-char" svg:y="-0.714cm" svg:width="0.79cm" svg:height="0.79cm" draw:z-index="8"><draw:image xlink:href="Pictures/100002010000001C0000001C1DE033E6.png" xlink:type="simple" xlink:show="embed" xlink:actuate="onLoad"/></draw:frame></text:span><text:span text:style-name="T18"> Vous devez donner en introduction un aperçu général du niveau d’accessibilité du site évalué. De manière simple, indiquez le pourcentage de critères conformes et le pourcentage de critères non conformes au regard du niveau requis.</text:span></text:p>
      <text:p text:style-name="P31">Vous pouvez donner une appréciation générique, et pointer les points faibles du site en matière d’accessibilité, <text:span text:style-name="T19">tout en ayant une démarche pédagogique en appuyant sur les impacts utilisateurs les plus forts.</text:span></text:p>
      <text:p text:style-name="P14">… </text:p>
      <text:h text:style-name="P18" text:outline-level="2"><text:bookmark-start text:name="__RefHeading__944_1454273984"/><text:bookmark-start text:name="_Toc383062576"/>Annexe technique<text:bookmark-end text:name="__RefHeading__944_1454273984"/><text:bookmark-end text:name="_Toc383062576"/></text:h>
      <text:p text:style-name="P32"><draw:frame draw:style-name="fr2" draw:name="Image5" text:anchor-type="as-char" svg:y="-0.714cm" svg:width="0.79cm" svg:height="0.79cm" draw:z-index="12"><draw:image xlink:href="Pictures/100002010000001C0000001C1DE033E6.png" xlink:type="simple" xlink:show="embed" xlink:actuate="onLoad"/></draw:frame> <text:span text:style-name="T20">Dans l’annexe technique, détaillez les critères non conformes relevés lors de l’audit. Présentez les thématiques avec un court texte d’introduction (les introductions fournies dans ce modèle sont issues du référentiel technique RGAA 3 2016, vous pouvez les enrichir si vous le souhaitez). Présentez chaque critère non conforme de manière succincte et présentez un cas représentatif de la non-conformité relevée avec une capture d’écran si nécessaire, une description du problème et une recommandation technique.</text:span></text:p>
      <text:p text:style-name="P34"><text:span text:style-name="T22">Gardez à l’esprit également la notion d’aménagement raisonnable. </text:span>La première attente fondamentale des utilisateurs est de pouvoir accéder aux contenus et fonctionnalités des sites publics, mais pas nécessairement sous la même forme. Mett<text:span text:style-name="T24">re</text:span> en place des alternatives peut être un compromis acceptable à condition qu’elles fournissent le même niveau d’information et des fonctionnalités équivalentes. <text:span text:style-name="T22">Il n’est pas forcément nécessaire, et parfois non souhaitable, de vouloir rendre accessible un composant riche trop complexe qui perdrait un utilisateur, quand bien même celui-ci serait accessible.</text:span></text:p>
      <text:p text:style-name="P33">Effectuez des arbitrages et réalisez vos recommandations en gardant les utilisateurs comme cible première. Est-ce que l’utilisateur accède à l’information ? Est-ce qu’il peut la comprendre ? Est-ce qu’il accède à l’alternative fourni<text:span text:style-name="T23">e</text:span> facilement ? </text:p>
      <text:h text:style-name="Heading_20_3" text:outline-level="3"><text:bookmark-start text:name="__RefHeading__946_1454273984"/><text:bookmark-start text:name="_Toc383062577"/><text:span text:style-name="T4">I</text:span><text:bookmark-end text:name="_Toc383062577"/><text:span text:style-name="T4">mages</text:span><text:bookmark-end text:name="__RefHeading__946_1454273984"/></text:h>
      <text:p text:style-name="P27">Donner à chaque <text:a xlink:type="simple" xlink:href="http://references.modernisation.gouv.fr/rgaa/glossaire.html#image-porteuse-dinformation" text:style-name="Internet_20_link" text:visited-style-name="Visited_20_Internet_20_Link">image porteuse d’information</text:a> une <text:a xlink:type="simple" xlink:href="http://references.modernisation.gouv.fr/rgaa/glossaire.html#alternative-textuelle-image" text:style-name="Internet_20_link" text:visited-style-name="Visited_20_Internet_20_Link">alternative textuelle</text:a> pertinente et une <text:a xlink:type="simple" xlink:href="http://references.modernisation.gouv.fr/rgaa/glossaire.html#description-dtaille-image" text:style-name="Internet_20_link" text:visited-style-name="Visited_20_Internet_20_Link">description détaillée</text:a> si nécessaire. Lier les <text:a xlink:type="simple" xlink:href="http://references.modernisation.gouv.fr/rgaa/glossaire.html#lgende-dimage" text:style-name="Internet_20_link" text:visited-style-name="Visited_20_Internet_20_Link">légendes</text:a> à leurs images. Remplacer les <text:a xlink:type="simple" xlink:href="http://references.modernisation.gouv.fr/rgaa/glossaire.html#image-texte" text:style-name="Internet_20_link" text:visited-style-name="Visited_20_Internet_20_Link">images textes</text:a> par du <text:a xlink:type="simple" xlink:href="http://references.modernisation.gouv.fr/rgaa/glossaire.html#texte-styl" text:style-name="Internet_20_link" text:visited-style-name="Visited_20_Internet_20_Link">texte stylé</text:a> lorsque c’est possible.</text:p>
      <text:h text:style-name="Heading_20_3" text:outline-level="3"><text:bookmark-start text:name="__RefHeading__12431_1360254420"/><text:bookmark-start text:name="_Toc3830625781"/><text:span text:style-name="T5">C</text:span><text:bookmark-end text:name="_Toc3830625781"/><text:span text:style-name="T5">adres</text:span><text:bookmark-end text:name="__RefHeading__12431_1360254420"/></text:h>
      <text:p text:style-name="introduction_20_critère">Donner à chaque <text:a xlink:type="simple" xlink:href="http://references.modernisation.gouv.fr/rgaa/glossaire.html#cadre-en-ligne" text:style-name="Internet_20_link" text:visited-style-name="Visited_20_Internet_20_Link">cadre en ligne</text:a> un <text:a xlink:type="simple" xlink:href="http://references.modernisation.gouv.fr/rgaa/glossaire.html#titre-de-cadre" text:style-name="Internet_20_link" text:visited-style-name="Visited_20_Internet_20_Link">titre</text:a> pertinent.</text:p>
      <text:h text:style-name="Heading_20_3" text:outline-level="3"><text:bookmark-start text:name="__RefHeading__948_1454273984"/><text:bookmark-start text:name="_Toc383062578"/><text:span text:style-name="T5">C</text:span><text:bookmark-end text:name="_Toc383062578"/><text:span text:style-name="T5">ouleurs</text:span><text:bookmark-end text:name="__RefHeading__948_1454273984"/></text:h>
      <text:p text:style-name="introduction_20_critère">Ne pas donner l’<text:a xlink:type="simple" xlink:href="http://references.modernisation.gouv.fr/rgaa/glossaire.html#information-donne-par-la-couleur" text:style-name="Internet_20_link" text:visited-style-name="Visited_20_Internet_20_Link">information</text:a> uniquement par la couleur et utiliser des <text:a xlink:type="simple" xlink:href="http://references.modernisation.gouv.fr/rgaa/glossaire.html#contraste" text:style-name="Internet_20_link" text:visited-style-name="Visited_20_Internet_20_Link">contrastes</text:a> de couleurs suffisamment élevés.</text:p>
      <text:h text:style-name="P10" text:outline-level="3"><text:bookmark-start text:name="__RefHeading__973_1268055327"/>Multimédia<text:bookmark-end text:name="__RefHeading__973_1268055327"/></text:h>
      <text:p text:style-name="P23">Donner si nécessaire à chaque <text:a xlink:type="simple" xlink:href="http://references.modernisation.gouv.fr/rgaa/glossaire.html#mdia-temporel-type-son-vido-et-synchronis" text:style-name="Internet_20_link" text:visited-style-name="Visited_20_Internet_20_Link">média temporel</text:a> une <text:a xlink:type="simple" xlink:href="http://references.modernisation.gouv.fr/rgaa/glossaire.html#transcription-textuelle-media-temporel" text:style-name="Internet_20_link" text:visited-style-name="Visited_20_Internet_20_Link">transcription textuelle</text:a>, des <text:a xlink:type="simple" xlink:href="http://references.modernisation.gouv.fr/rgaa/glossaire.html#soustitres-synchroniss-objet-multimdia" text:style-name="Internet_20_link" text:visited-style-name="Visited_20_Internet_20_Link">sous-titres synchronisés</text:a> et une <text:a xlink:type="simple" xlink:href="http://references.modernisation.gouv.fr/rgaa/glossaire.html#audiodescription-synchronise-media-temporel" text:style-name="Internet_20_link" text:visited-style-name="Visited_20_Internet_20_Link">audio-description</text:a> synchronisée pertinents. Donner à chaque <text:a xlink:type="simple" xlink:href="http://references.modernisation.gouv.fr/rgaa/glossaire.html#mdia-non-temporel" text:style-name="Internet_20_link" text:visited-style-name="Visited_20_Internet_20_Link">média non </text:a><text:soft-page-break/><text:a xlink:type="simple" xlink:href="http://references.modernisation.gouv.fr/rgaa/glossaire.html#mdia-non-temporel" text:style-name="Internet_20_link" text:visited-style-name="Visited_20_Internet_20_Link">temporel</text:a> une alternative textuelle pertinente. Rendre possible le <text:a xlink:type="simple" xlink:href="http://references.modernisation.gouv.fr/rgaa/glossaire.html#contrle-de-la-consultation-dun-media-temporel" text:style-name="Internet_20_link" text:visited-style-name="Visited_20_Internet_20_Link">contrôle de la consultation</text:a> de chaque <text:a xlink:type="simple" xlink:href="http://references.modernisation.gouv.fr/rgaa/glossaire.html#mdia-temporel-type-son-vido-et-synchronis" text:style-name="Internet_20_link" text:visited-style-name="Visited_20_Internet_20_Link">média temporel</text:a> et non-temporel au clavier et s’assurer de leur <text:a xlink:type="simple" xlink:href="http://references.modernisation.gouv.fr/rgaa/glossaire.html#compatible-avec-les-technologies-dassistance" text:style-name="Internet_20_link" text:visited-style-name="Visited_20_Internet_20_Link">compatibilité avec les technologies d’assistance</text:a>.</text:p>
      <text:h text:style-name="P10" text:outline-level="3"><text:bookmark-start text:name="__RefHeading__975_1268055327"/>Tableaux<text:bookmark-end text:name="__RefHeading__975_1268055327"/></text:h>
      <text:p text:style-name="P24">Donner à chaque <text:a xlink:type="simple" xlink:href="http://references.modernisation.gouv.fr/rgaa/glossaire.html#tableau-de-donnes-complexe" text:style-name="Internet_20_link" text:visited-style-name="Visited_20_Internet_20_Link">tableau de données complexe</text:a>, un <text:a xlink:type="simple" xlink:href="http://references.modernisation.gouv.fr/rgaa/glossaire.html#rsum-de-tableau" text:style-name="Internet_20_link" text:visited-style-name="Visited_20_Internet_20_Link">résumé</text:a> et un <text:a xlink:type="simple" xlink:href="http://references.modernisation.gouv.fr/rgaa/glossaire.html#titreTab" text:style-name="Internet_20_link" text:visited-style-name="Visited_20_Internet_20_Link">titre</text:a> pertinent, identifier clairement les cellules d’en-tête, utiliser un mécanisme pertinent pour lier les cellules de données aux <text:a xlink:type="simple" xlink:href="http://references.modernisation.gouv.fr/rgaa/glossaire.html#entte-de-colonne-ou-de-ligne" text:style-name="Internet_20_link" text:visited-style-name="Visited_20_Internet_20_Link">cellules d’en-tête</text:a>. Pour chaque <text:a xlink:type="simple" xlink:href="http://references.modernisation.gouv.fr/rgaa/glossaire.html#tableau-de-mise-en-forme" text:style-name="Internet_20_link" text:visited-style-name="Visited_20_Internet_20_Link">tableau de mise en forme</text:a>, veiller à sa bonne linéarisation.</text:p>
      <text:h text:style-name="Heading_20_3" text:outline-level="3"><text:bookmark-start text:name="__RefHeading__4689_384714757"/><text:bookmark-start text:name="_Toc383062579"/><text:span text:style-name="T11">L</text:span><text:bookmark-end text:name="_Toc383062579"/><text:span text:style-name="T11">iens</text:span><text:bookmark-end text:name="__RefHeading__4689_384714757"/></text:h>
      <text:p text:style-name="introduction_20_critère">Donner des <text:a xlink:type="simple" xlink:href="http://references.modernisation.gouv.fr/rgaa/glossaire.html#intitul-de-lien" text:style-name="Internet_20_link" text:visited-style-name="Visited_20_Internet_20_Link">intitulés de lien</text:a> explicites, grâce à des informations de <text:a xlink:type="simple" xlink:href="http://references.modernisation.gouv.fr/rgaa/glossaire.html#contexte-du-lien" text:style-name="Internet_20_link" text:visited-style-name="Visited_20_Internet_20_Link">contexte</text:a> notamment, et utiliser le <text:a xlink:type="simple" xlink:href="http://references.modernisation.gouv.fr/rgaa/glossaire.html#titre-de-lien" text:style-name="Internet_20_link" text:visited-style-name="Visited_20_Internet_20_Link">titre de lien</text:a> le moins possible.</text:p>
      <text:h text:style-name="Heading_20_3" text:outline-level="3"><text:bookmark-start text:name="_Toc3830625791"/><text:bookmark-start text:name="__RefHeading__4691_384714757"/>Scripts<text:bookmark-end text:name="_Toc3830625791"/><text:bookmark-end text:name="__RefHeading__4691_384714757"/></text:h>
      <text:p text:style-name="introduction_20_critère">Donner si nécessaire à chaque <text:a xlink:type="simple" xlink:href="http://references.modernisation.gouv.fr/rgaa/glossaire.html#script" text:style-name="Internet_20_link" text:visited-style-name="Visited_20_Internet_20_Link">script</text:a> une <text:a xlink:type="simple" xlink:href="http://references.modernisation.gouv.fr/rgaa/glossaire.html#alternative--script" text:style-name="Internet_20_link" text:visited-style-name="Visited_20_Internet_20_Link">alternative</text:a> pertinente. Rendre possible le contrôle de chaque code <text:a xlink:type="simple" xlink:href="http://references.modernisation.gouv.fr/rgaa/glossaire.html#script" text:style-name="Internet_20_link" text:visited-style-name="Visited_20_Internet_20_Link">script</text:a> au moins par le clavier et la souris et s’assurer de leur <text:a xlink:type="simple" xlink:href="http://references.modernisation.gouv.fr/rgaa/glossaire.html#compatible-avec-les-technologies-dassistance" text:style-name="Internet_20_link" text:visited-style-name="Visited_20_Internet_20_Link">compatibilité avec les technologies d’assistance</text:a>.</text:p>
      <text:h text:style-name="P9" text:outline-level="3"><text:bookmark-start text:name="_Toc383062580"/><text:bookmark-start text:name="__RefHeading__952_1454273984"/><text:span text:style-name="T2">É</text:span>léments obligatoires<text:bookmark-end text:name="_Toc383062580"/><text:bookmark-end text:name="__RefHeading__952_1454273984"/></text:h>
      <text:p text:style-name="introduction_20_critère">Vérifier que chaque page Web a un <text:a xlink:type="simple" xlink:href="http://references.modernisation.gouv.fr/rgaa/glossaire.html#code-valide" text:style-name="Internet_20_link" text:visited-style-name="Visited_20_Internet_20_Link">code source valide</text:a> selon le <text:a xlink:type="simple" xlink:href="http://references.modernisation.gouv.fr/rgaa/glossaire.html#type-de-document" text:style-name="Internet_20_link" text:visited-style-name="Visited_20_Internet_20_Link">type de document</text:a>, un <text:a xlink:type="simple" xlink:href="http://references.modernisation.gouv.fr/rgaa/glossaire.html#titrePage" text:style-name="Internet_20_link" text:visited-style-name="Visited_20_Internet_20_Link">titre</text:a> pertinent et une indication de <text:a xlink:type="simple" xlink:href="http://references.modernisation.gouv.fr/rgaa/glossaire.html#langue-par-dfaut" text:style-name="Internet_20_link" text:visited-style-name="Visited_20_Internet_20_Link">langue par défaut</text:a>. Vérifier que les balises ne sont pas utilisées <text:a xlink:type="simple" xlink:href="http://references.modernisation.gouv.fr/rgaa/glossaire.html#uniquement--des-fins-de-prsentation" text:style-name="Internet_20_link" text:visited-style-name="Visited_20_Internet_20_Link">uniquement à des fins de présentation</text:a>, que les changements de langues et de direction de sens de lecture sont indiqués.</text:p>
      <text:h text:style-name="Heading_20_3" text:outline-level="3"><text:bookmark-start text:name="_Toc383062581"/><text:bookmark-start text:name="__RefHeading__954_1454273984"/>Structuration de l’information<text:bookmark-end text:name="_Toc383062581"/><text:bookmark-end text:name="__RefHeading__954_1454273984"/></text:h>
      <text:p text:style-name="P26">Utiliser des <text:a xlink:type="simple" xlink:href="http://references.modernisation.gouv.fr/rgaa/glossaire.html#titre" text:style-name="Internet_20_link" text:visited-style-name="Visited_20_Internet_20_Link">titres</text:a>, des <text:a xlink:type="simple" xlink:href="http://references.modernisation.gouv.fr/rgaa/glossaire.html#listes" text:style-name="Internet_20_link" text:visited-style-name="Visited_20_Internet_20_Link">listes</text:a>, des abréviations et des citations pour structurer l’information. S’assurer que la structure du document est cohérente.</text:p>
      <text:h text:style-name="Heading_20_3" text:outline-level="3"><text:bookmark-start text:name="__RefHeading__4693_384714757"/><text:bookmark-start text:name="_Toc3830625821"/><text:span text:style-name="T6">P</text:span><text:bookmark-end text:name="_Toc3830625821"/><text:span text:style-name="T6">résentation de l’information</text:span><text:bookmark-end text:name="__RefHeading__4693_384714757"/></text:h>
      <text:p text:style-name="introduction_20_critère">Utiliser des <text:a xlink:type="simple" xlink:href="http://references.modernisation.gouv.fr/rgaa/glossaire.html#feuille-de-style" text:style-name="Internet_20_link" text:visited-style-name="Visited_20_Internet_20_Link">feuilles de styles</text:a> pour contrôler la <text:a xlink:type="simple" xlink:href="http://references.modernisation.gouv.fr/rgaa/glossaire.html#prsentation-de-linformation" text:style-name="Internet_20_link" text:visited-style-name="Visited_20_Internet_20_Link">présentation de l’information</text:a>. Vérifier l’effet de l’agrandissement des <text:a xlink:type="simple" xlink:href="http://references.modernisation.gouv.fr/rgaa/glossaire.html#taille-des-caractres" text:style-name="Internet_20_link" text:visited-style-name="Visited_20_Internet_20_Link">taille des caractères</text:a> sur la lisibilité. S’assurer que les liens sont correctement identifiables, que la <text:a xlink:type="simple" xlink:href="http://references.modernisation.gouv.fr/rgaa/glossaire.html#prise-de-focus" text:style-name="Internet_20_link" text:visited-style-name="Visited_20_Internet_20_Link">prise de focus</text:a> est signalée, que l’interlignage est suffisant et <text:soft-page-break/>donner la possibilité à l’utilisateur de contrôler la justification des textes. S’assurer que les textes cachés sont <text:a xlink:type="simple" xlink:href="http://references.modernisation.gouv.fr/rgaa/glossaire.html#correctement-restitue-par-les-technologies-dassistance" text:style-name="Internet_20_link" text:visited-style-name="Visited_20_Internet_20_Link">correctement restitués</text:a> et que l’information n’est pas donnée uniquement par la forme ou la position d’un élément.</text:p>
      <text:h text:style-name="Heading_20_3" text:outline-level="3"><text:bookmark-start text:name="__RefHeading__956_1454273984"/><text:bookmark-start text:name="_Toc383062582"/>Formulaire<text:bookmark-end text:name="_Toc383062582"/><text:span text:style-name="T12">s</text:span><text:bookmark-end text:name="__RefHeading__956_1454273984"/></text:h>
      <text:p text:style-name="introduction_20_critère">Associer pour chaque formulaire chacun de ses <text:a xlink:type="simple" xlink:href="http://references.modernisation.gouv.fr/rgaa/glossaire.html#champ-de-saisie-de-formulaire" text:style-name="Internet_20_link" text:visited-style-name="Visited_20_Internet_20_Link">champs</text:a> à son <text:a xlink:type="simple" xlink:href="http://references.modernisation.gouv.fr/rgaa/glossaire.html#tiquette-de-champs-de-formulaire" text:style-name="Internet_20_link" text:visited-style-name="Visited_20_Internet_20_Link">étiquette</text:a>, grouper les champs dans des <text:a xlink:type="simple" xlink:href="http://references.modernisation.gouv.fr/rgaa/glossaire.html#bloc-dinformations-de-mme-nature" text:style-name="Internet_20_link" text:visited-style-name="Visited_20_Internet_20_Link">blocs d’informations de même nature</text:a>, structurer les <text:a xlink:type="simple" xlink:href="http://references.modernisation.gouv.fr/rgaa/glossaire.html#liste-de-choix" text:style-name="Internet_20_link" text:visited-style-name="Visited_20_Internet_20_Link">listes de choix</text:a> de manière pertinente, donner à chaque <text:a xlink:type="simple" xlink:href="http://references.modernisation.gouv.fr/rgaa/glossaire.html#bouton-formulaire" text:style-name="Internet_20_link" text:visited-style-name="Visited_20_Internet_20_Link">bouton</text:a> un intitulé explicite. Vérifier la présence d’aide à la saisie, s’assurer que le <text:a xlink:type="simple" xlink:href="http://references.modernisation.gouv.fr/rgaa/glossaire.html#contrle-de-saisie-formulaire" text:style-name="Internet_20_link" text:visited-style-name="Visited_20_Internet_20_Link">contrôle de saisie</text:a> est accessible et que l’utilisateur peut contrôler les données à caractère financier, juridique ou personnel.</text:p>
      <text:h text:style-name="P12" text:outline-level="3"><text:bookmark-start text:name="__RefHeading__12435_1360254420"/>Navigation<text:bookmark-end text:name="__RefHeading__12435_1360254420"/></text:h>
      <text:p text:style-name="introduction_20_critère">Faciliter la navigation dans un <text:a xlink:type="simple" xlink:href="http://references.modernisation.gouv.fr/rgaa/glossaire.html#ensemble-de-pages" text:style-name="Internet_20_link" text:visited-style-name="Visited_20_Internet_20_Link">ensemble de pages</text:a> par au moins deux <text:a xlink:type="simple" xlink:href="http://references.modernisation.gouv.fr/rgaa/glossaire.html#systeme-de-navigation" text:style-name="Internet_20_link" text:visited-style-name="Visited_20_Internet_20_Link">systèmes de navigation</text:a> différents (<text:a xlink:type="simple" xlink:href="http://references.modernisation.gouv.fr/rgaa/glossaire.html#menu-de-navigation" text:style-name="Internet_20_link" text:visited-style-name="Visited_20_Internet_20_Link">menu de navigation</text:a>, <text:a xlink:type="simple" xlink:href="http://references.modernisation.gouv.fr/rgaa/glossaire.html#page-plan-du-site" text:style-name="Internet_20_link" text:visited-style-name="Visited_20_Internet_20_Link">plan du site</text:a> ou <text:a xlink:type="simple" xlink:href="http://references.modernisation.gouv.fr/rgaa/glossaire.html#moteur-de-recherche-interne--un-site-web" text:style-name="Internet_20_link" text:visited-style-name="Visited_20_Internet_20_Link">moteur de recherche</text:a>), un fil d’Ariane et l’indication de la page active dans le menu de navigation. Identifier les groupes de liens importants et la <text:a xlink:type="simple" xlink:href="http://references.modernisation.gouv.fr/rgaa/glossaire.html#zone-main" text:style-name="Internet_20_link" text:visited-style-name="Visited_20_Internet_20_Link">zone de contenu</text:a> et donner la possibilité de les <text:a xlink:type="simple" xlink:href="http://references.modernisation.gouv.fr/rgaa/glossaire.html#liens-dvitement-ou-daccs-rapide" text:style-name="Internet_20_link" text:visited-style-name="Visited_20_Internet_20_Link">éviter par des liens de navigation interne</text:a>. S’assurer que l’<text:a xlink:type="simple" xlink:href="http://references.modernisation.gouv.fr/rgaa/glossaire.html#ordre-de-tabulation" text:style-name="Internet_20_link" text:visited-style-name="Visited_20_Internet_20_Link">ordre de tabulation</text:a> est cohérent et que la page ne comporte pas de piège au clavier.</text:p>
      <text:h text:style-name="Heading_20_3" text:outline-level="3"><text:bookmark-start text:name="__RefHeading__958_1454273984"/><text:bookmark-start text:name="_Toc383062583"/><text:span text:style-name="T7">C</text:span><text:bookmark-end text:name="_Toc383062583"/><text:span text:style-name="T7">onsultation</text:span><text:bookmark-end text:name="__RefHeading__958_1454273984"/></text:h>
      <text:p text:style-name="P25">Vérifier que l’utilisateur a le contrôle des <text:a xlink:type="simple" xlink:href="http://references.modernisation.gouv.fr/rgaa/glossaire.html#procd-de-rafrachissement" text:style-name="Internet_20_link" text:visited-style-name="Visited_20_Internet_20_Link">procédés de rafraîchissement</text:a>, des <text:a xlink:type="simple" xlink:href="http://references.modernisation.gouv.fr/rgaa/glossaire.html#changements-brusques-de-luminosite" text:style-name="Internet_20_link" text:visited-style-name="Visited_20_Internet_20_Link">changements brusques de luminosité</text:a>, des ouvertures de nouvelles fenêtres et des <text:a xlink:type="simple" xlink:href="http://references.modernisation.gouv.fr/rgaa/glossaire.html#controle-mouvement" text:style-name="Internet_20_link" text:visited-style-name="Visited_20_Internet_20_Link">contenus en mouvement ou clignotants</text:a>. Indiquer lorsqu’un contenu s’ouvre dans une nouvelle fenêtre et donner des informations relatives à la consultation des fichiers en téléchargement. Ne pas faire dépendre l’accomplissement d’une tâche d’une limite de temps sauf si elle est essentielle et s’assurer que les données saisies sont récupérées après une interruption de session authentifiée. S’assurer que les expressions inhabituelles et le jargon sont explicités. Proposer des <text:a xlink:type="simple" xlink:href="http://references.modernisation.gouv.fr/rgaa/glossaire.html#version-accessible-document" text:style-name="Internet_20_link" text:visited-style-name="Visited_20_Internet_20_Link">versions accessibles</text:a> ou rendre accessibles les documents en téléchargement.</text:p>
      <text:h text:style-name="Heading_20_2" text:outline-level="2"/>
      <text:h text:style-name="P17" text:outline-level="2"><text:bookmark-start text:name="__RefHeading__977_1268055327"/>Conclusion<text:bookmark-end text:name="__RefHeading__977_1268055327"/></text:h>
      <text:h text:style-name="Heading_20_3" text:outline-level="3"><text:bookmark-start text:name="__RefHeading__979_1268055327"/>Avis de l’inspecteur<text:bookmark-end text:name="__RefHeading__979_1268055327"/></text:h>
      <text:p text:style-name="P29"><text:s/><draw:frame draw:style-name="fr2" draw:name="Image7" text:anchor-type="as-char" svg:y="-0.69cm" svg:width="0.79cm" svg:height="0.79cm" draw:z-index="10"><draw:image xlink:href="Pictures/100002010000001C0000001C1DE033E6.png" xlink:type="simple" xlink:show="embed" xlink:actuate="onLoad"/></draw:frame> <text:span text:style-name="T21">Donnez votre avis général sur le site et sur la capacité à rendre le site accessible. Mettez en avant également les points forts du site, les critères conformes. Tout comme l’introduction, cette partie doit rester simple et compréhensible par tous et toutes. </text:span></text:p>
      <text:p text:style-name="P4">… </text:p>
      <text:h text:style-name="P11" text:outline-level="3"><text:bookmark-start text:name="__RefHeading__981_1268055327"/>Priorisation des réparations<text:bookmark-end text:name="__RefHeading__981_1268055327"/></text:h>
      <text:p text:style-name="P30"><text:s/><draw:frame draw:style-name="fr2" draw:name="Image6" text:anchor-type="as-char" svg:y="-0.714cm" svg:width="0.79cm" svg:height="0.79cm" draw:z-index="11"><draw:image xlink:href="Pictures/100002010000001C0000001C1DE033E6.png" xlink:type="simple" xlink:show="embed" xlink:actuate="onLoad"/></draw:frame><text:span text:style-name="T25">Une inspection consiste en un relevé des non-conformités trouvées sur les pages auditées. Or, lorsque ces non-conformités sont nombreuses, il est important de donner des éléments pour aider le propriétaire du site à prioriser les corrections.</text:span></text:p>
      <text:p text:style-name="P35">Vous pouvez prioriser les corrections à effectuer selon 3 axes : </text:p>
      <text:p text:style-name="P35">1. selon les fonctionnalités et contenus essentiels du site : si votre site a pour vocation de donner accès à un compte utilisateur, il est impératif pour vos visiteurs de pouvoir réaliser prioritairement cette action sans entrave, quels que soient les critères du RGAA impactés ;</text:p>
      <text:p text:style-name="P35">2. selon les niveaux de conformité. Le RGAA applique les 3 niveaux de conformité des WCAG 2 : simple A (A), double A (AA) et triple A (AAA). En plus de ces niveaux qui donnent en soi une indication de priorisation, vous pouvez vous appuyer sur la liste des 50 critères de niveau 1 (niveau en-dessous du niveau simple A), qui représentent le premier niveau d’accessibilité du label e-accessible.</text:p>
      <text:p text:style-name="P35">3. selon la facilité d'implémentation : certaines corrections sont extrêmement simples et donc très peu coûteuses à mettre en œuvre rapidement. Il peut être motivant pour les équipes techniques de les mettre en situation de succès dans la prise en compte de l'accessibilité en leur donnant en priorité des corrections simples à mettre en œuvre. La progression est alors rapide et motivante.</text:p>
      <text:p text:style-name="P36">Il est important dans tous les cas de garder en tête que les corrections doivent permettre un meilleur accès aux personnes potentiellement exclues en raison des non-conformités relevées.</text:p>
      <text:p text:style-name="Standar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adea, Calibri" svg:font-family="'Caladea, Calibri'" style:font-adornments="Normal"/>
    <style:font-face style:name="Liberation Mono, Courier New" svg:font-family="'Liberation Mono, Courier New'" style:font-adornments="Normal"/>
    <style:font-face style:name="Lohit Hindi1" svg:font-family="'Lohit Hindi'"/>
    <style:font-face style:name="Liberation Serif, Times New Roman" svg:font-family="'Liberation Serif, Times New Roman'" style:font-adornments="Italique" style:font-family-generic="roman"/>
    <style:font-face style:name="Calibri1" svg:font-family="Calibri" style:font-adornments="Gras" style:font-family-generic="swiss"/>
    <style:font-face style:name="Calibri2" svg:font-family="Calibri" style:font-adornments="Italique gras" style:font-family-generic="swiss"/>
    <style:font-face style:name="Liberation Mono" svg:font-family="'Liberation Mono'" style:font-family-generic="modern" style:font-pitch="fixed"/>
    <style:font-face style:name="Arial Black" svg:font-family="'Arial Black'" style:font-adornments="Gras" style:font-pitch="variable"/>
    <style:font-face style:name="Arial3"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Times New Roman3" style:font-size-asian="10pt" style:language-asian="fr" style:country-asian="FR"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0pt" fo:language="fr" fo:country="FR" style:letter-kerning="true" style:font-name-asian="Times New Roman3" style:font-size-asian="10pt" style:language-asian="fr" style:country-asian="FR"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cm" loext:contextual-spacing="false" fo:line-height="115%" fo:orphans="2" fo:widows="2" style:writing-mode="lr-tb"/>
      <style:text-properties style:font-name="Caladea, Calibri" fo:font-family="'Caladea, Calibri'" style:font-style-name="Normal" fo:font-size="12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master-page-name="">
      <style:paragraph-properties fo:margin-top="5.001cm" fo:margin-bottom="2cm" loext:contextual-spacing="false" fo:text-align="center" style:justify-single-word="false" style:page-number="auto" style:shadow="none" fo:keep-with-next="always"/>
      <style:text-properties fo:color="#4a9ded" style:font-name="Arial1" fo:font-family="Arial" style:font-style-name="Gras" style:font-family-generic="swiss" style:font-pitch="variable" fo:font-size="26pt" fo:font-weight="bold" style:letter-kerning="true" style:font-size-asian="26pt" style:font-weight-asian="bold" style:font-size-complex="16pt" style:font-weight-complex="bold"/>
    </style:style>
    <style:style style:name="Heading_20_2" style:display-name="Heading 2" style:family="paragraph" style:parent-style-name="Standard" style:default-outline-level="2" style:list-style-name="" style:class="text" style:master-page-name="">
      <style:paragraph-properties fo:margin-top="0cm" fo:margin-bottom="0.3cm" loext:contextual-spacing="false" fo:keep-together="always" style:page-number="auto" style:shadow="none" fo:keep-with-next="always">
        <style:tab-stops/>
      </style:paragraph-properties>
      <style:text-properties fo:color="#90c133" style:font-name="Arial Black" fo:font-family="'Arial Black'" style:font-style-name="Gras" style:font-pitch="variable" fo:font-size="14pt" fo:font-weight="normal" style:font-size-asian="13pt" style:font-weight-asian="bold" style:font-name-complex="Times New Roman3"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master-page-name="">
      <style:paragraph-properties fo:margin-top="0.349cm" fo:margin-bottom="0.3cm" loext:contextual-spacing="false" fo:keep-together="always" style:page-number="auto" fo:padding="0cm" fo:border="none" style:shadow="none" fo:keep-with-next="always"/>
      <style:text-properties fo:color="#ee2d42" style:font-name="Times New Roman1" fo:font-family="'Times New Roman'" style:font-style-name="Gras" style:font-family-generic="roman" style:font-pitch="variable" fo:font-size="13pt" fo:font-weight="bold" style:font-weight-asian="bold" style:font-name-complex="Times New Roman3" style:font-family-complex="'Times New Roman'" style:font-family-generic-complex="system" style:font-pitch-complex="variable" style:font-weight-complex="bold"/>
    </style:style>
    <style:style style:name="Heading_20_4" style:display-name="Heading 4" style:family="paragraph" style:parent-style-name="Standard" style:default-outline-level="4" style:list-style-name="" style:class="text" style:master-page-name="">
      <style:paragraph-properties fo:margin-top="0.494cm" fo:margin-bottom="0.494cm" loext:contextual-spacing="false" fo:line-height="100%" style:page-number="auto" style:shadow="none" fo:keep-with-next="always"/>
      <style:text-properties fo:color="#28468e" style:font-name="Liberation Serif, Times New Roman" fo:font-family="'Liberation Serif, Times New Roman'" style:font-style-name="Italique" style:font-family-generic="roman" fo:font-size="12pt" fo:font-style="normal" style:text-underline-style="solid" style:text-underline-width="auto" style:text-underline-color="font-color" fo:font-weight="normal" style:font-size-asian="12pt" style:font-weight-asian="bold" style:font-size-complex="12pt"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false" fo:keep-together="always" style:shadow="none" fo:keep-with-next="always"/>
      <style:text-properties fo:font-variant="small-caps" fo:color="#808080" style:font-name="Arial2" fo:font-family="Arial" style:font-style-name="Normal" style:font-family-generic="swiss" style:font-pitch="variable" style:font-name-complex="Times New Roman3" style:font-family-complex="'Times New Roman'"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9c0666" style:font-name="Cambria" fo:font-family="Cambria" style:font-family-generic="roman" style:font-pitch="variable" fo:font-style="italic" style:font-style-asian="italic" style:font-name-complex="Times New Roman3" style:font-family-complex="'Times New Roman'"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1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next-style-name="List" style:default-outline-level="" style:master-page-name="">
      <style:paragraph-properties fo:margin-left="1.27cm" fo:margin-right="0cm" fo:margin-top="0cm" fo:margin-bottom="0.353cm" loext:contextual-spacing="true" fo:text-indent="0cm" style:auto-text-indent="false" style:page-number="auto"/>
    </style:style>
    <style:style style:name="Frame_20_contents" style:display-name="Frame contents" style:family="paragraph" style:parent-style-name="Text_20_body" style:default-outline-level="" style:class="extra"/>
    <style:style style:name="Subtitle" style:family="paragraph" style:parent-style-name="Standard" style:default-outline-level="" style:class="chapter">
      <style:paragraph-properties fo:text-align="start" style:justify-single-word="false"/>
      <style:text-properties fo:color="#9c0666" style:font-name="Cambria" fo:font-family="Cambria" style:font-family-generic="roman" style:font-pitch="variable" fo:font-size="12pt" fo:letter-spacing="0.026cm" fo:font-style="italic" style:font-size-asian="12pt" style:font-style-asian="italic" style:font-name-complex="Times New Roman3" style:font-family-complex="'Times New Roman'" style:font-family-generic-complex="system" style:font-pitch-complex="variable" style:font-size-complex="12pt"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ff388c"/>
      <style:text-properties fo:color="#9c0666"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master-page-name="">
      <style:paragraph-properties fo:margin-top="0.85cm" fo:margin-bottom="0.499cm" loext:contextual-spacing="false" fo:keep-together="always" style:page-number="auto"/>
      <style:text-properties style:font-name="Arial1" fo:font-family="Arial" style:font-style-name="Gras" style:font-family-generic="swiss" style:font-pitch="variable" fo:font-size="18pt" style:letter-kerning="false" style:font-size-asian="14pt" style:font-name-complex="Times New Roman3" style:font-family-complex="'Times New Roman'" style:font-family-generic-complex="system" style:font-pitch-complex="variable" style:font-size-complex="14pt"/>
    </style:style>
    <style:style style:name="Contents_20_1" style:display-name="Contents 1" style:family="paragraph" style:parent-style-name="Standard" style:default-outline-level="" style:class="index">
      <style:paragraph-properties fo:margin-top="0cm" fo:margin-bottom="0.176cm" loext:contextual-spacing="false">
        <style:tab-stops>
          <style:tab-stop style:position="18.985cm" style:type="right" style:leader-style="dotted" style:leader-text="."/>
        </style:tab-stops>
      </style:paragraph-properties>
      <style:text-properties style:use-window-font-color="tru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Code" style:family="paragraph" style:parent-style-name="Balloon_20_Text" style:default-outline-level="">
      <style:graphic-properties draw:fill="solid" draw:fill-color="#f2f2f2" draw:opacity="100%"/>
      <style:paragraph-properties fo:background-color="#f2f2f2" fo:padding-left="0.141cm" fo:padding-right="0.141cm" fo:padding-top="0.035cm" fo:padding-bottom="0.035cm" fo:border="0.51pt solid #d9d9d9"/>
      <style:text-properties style:font-name="Courier New" fo:font-family="'Courier New'" style:font-family-generic="roman" style:font-pitch="variable" fo:font-size="9pt" style:font-size-asian="9pt"/>
    </style:style>
    <style:style style:name="Table_20_Contents" style:display-name="Table Contents" style:family="paragraph" style:parent-style-name="Standard" style:class="extra">
      <style:paragraph-properties fo:margin-left="0cm" fo:margin-right="0cm" fo:margin-top="0.3cm" fo:margin-bottom="0.3cm" loext:contextual-spacing="false" fo:text-align="center" style:justify-single-word="false" fo:text-indent="0cm" style:auto-text-indent="false" style:shadow="none"/>
      <style:text-properties style:font-name="Calibri1" fo:font-family="Calibri" style:font-style-name="Gras" style:font-family-generic="swiss" fo:font-size="10pt" fo:font-weight="bold"/>
    </style:style>
    <style:style style:name="Title" style:family="paragraph" style:parent-style-name="Heading" style:class="chapter"/>
    <style:style style:name="Quotations" style:family="paragraph" style:parent-style-name="Standard" style:class="html"/>
    <style:style style:name="Table_20_Heading" style:display-name="Table Heading" style:family="paragraph" style:hidden="true" style:parent-style-name="Heading_20_5" style:class="extra" style:master-page-name="">
      <style:graphic-properties draw:fill="solid" draw:fill-color="#ad4d9f" draw:opacity="100%"/>
      <style:paragraph-properties fo:margin-top="0cm" fo:margin-bottom="0.101cm" loext:contextual-spacing="false" fo:text-align="center" style:justify-single-word="false" style:page-number="auto" fo:background-color="#ad4d9f"/>
      <style:text-properties fo:color="#ffffff" style:font-name="Calibri2" fo:font-family="Calibri" style:font-style-name="Italique gras" style:font-family-generic="swiss" fo:font-size="10pt" fo:font-style="italic" fo:font-weight="bold"/>
    </style:style>
    <style:style style:name="Text"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graphic-properties draw:fill="solid" draw:fill-color="#eeeeee" draw:opacity="100%"/>
      <style:paragraph-properties fo:background-color="#eeeeee"/>
    </style:style>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Illustration" style:family="paragraph" style:parent-style-name="Caption" style:class="extra"/>
    <style:style style:name="Footnote" style:family="paragraph" style:parent-style-name="Standard" style:class="extra"/>
    <style:style style:name="Numbering_20_1" style:display-name="Numbering 1" style:family="paragraph" style:parent-style-name="List" style:class="list"/>
    <style:style style:name="Marginalia" style:family="paragraph" style:parent-style-name="Text_20_body" style:class="text"/>
    <style:style style:name="introduction_20_critère" style:display-name="introduction critère" style:family="paragraph" style:parent-style-name="Standard" style:master-page-name="">
      <style:graphic-properties draw:fill="solid" draw:fill-color="#eeeeee" draw:opacity="100%"/>
      <style:paragraph-properties style:page-number="auto" fo:background-color="#eeeeee" fo:padding="0.3cm" fo:border="0.06pt solid #cccccc" style:shadow="none"/>
      <style:text-properties fo:font-style="normal"/>
    </style:style>
    <style:style style:name="Sans_20_nom1" style:display-name="Sans nom1" style:family="paragraph" style:parent-style-name="introduction_20_critère" style:class="text" style:master-page-name="">
      <style:graphic-properties draw:fill="solid" draw:fill-color="#dddddd" draw:opacity="100%"/>
      <style:paragraph-properties style:page-number="auto" fo:background-color="#dddddd" fo:padding="0.3cm" fo:border="0.06pt solid #dddddd">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Corps_20_de_20_texte_20_Car" style:display-name="Corps de texte Car" style:family="text" style:parent-style-name="Default_20_Paragraph_20_Font"/>
    <style:style style:name="Titre_20_4_20_Car" style:display-name="Titre 4 Car" style:family="text">
      <style:text-properties fo:color="#9c0666" style:font-name="Times New Roman2" fo:font-family="'Times New Roman'" style:font-family-generic="roman" style:font-pitch="variable"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Titre_20_1_20_Car" style:display-name="Titre 1 Car" style:family="text">
      <style:text-properties fo:color="#9c0666" style:font-name="Cambria" fo:font-family="Cambria" style:font-family-generic="roman" style:font-pitch="variable" fo:font-size="26pt" fo:font-weight="bold" style:letter-kerning="true" style:font-size-asian="26pt" style:font-weight-asian="bold" style:font-size-complex="16pt" style:font-weight-complex="bold"/>
    </style:style>
    <style:style style:name="Titre_20_2_20_Car" style:display-name="Titre 2 Car" style:family="text" style:parent-style-name="Default_20_Paragraph_20_Font">
      <style:text-properties fo:color="#ffffff" style:font-name="Cambria" fo:font-family="Cambria" style:font-family-generic="roman" style:font-pitch="variable" fo:font-size="13pt" fo:font-weight="bold" fo:background-color="#aa076e" style:font-size-asian="13pt" style:font-weight-asian="bold" style:font-name-complex="Times New Roman3"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9c0666" style:font-name="Cambria" fo:font-family="Cambria" style:font-family-generic="roman" style:font-pitch="variable" fo:font-size="11pt" fo:font-weight="bold" style:font-size-asian="11pt" style:font-weight-asian="bold" style:font-name-complex="Times New Roman3" style:font-family-complex="'Times New Roman'" style:font-family-generic-complex="system" style:font-pitch-complex="variable" style:font-size-complex="11pt" style:font-weight-complex="bold"/>
    </style:style>
    <style:style style:name="Titre_20_5_20_Car" style:display-name="Titre 5 Car" style:family="text" style:parent-style-name="Default_20_Paragraph_20_Font">
      <style:text-properties fo:color="#9c0666" style:font-name="Cambria" fo:font-family="Cambria" style:font-family-generic="roman" style:font-pitch="variable" fo:font-size="11pt" style:font-size-asian="11pt" style:font-name-complex="Times New Roman3" style:font-family-complex="'Times New Roman'" style:font-family-generic-complex="system" style:font-pitch-complex="variable" style:font-size-complex="11pt"/>
    </style:style>
    <style:style style:name="Titre_20_6_20_Car" style:display-name="Titre 6 Car" style:family="text" style:parent-style-name="Default_20_Paragraph_20_Font">
      <style:text-properties fo:color="#9c0666" style:font-name="Cambria" fo:font-family="Cambria" style:font-family-generic="roman" style:font-pitch="variable" fo:font-size="11pt" fo:font-style="italic" style:font-size-asian="11pt" style:font-style-asian="italic" style:font-name-complex="Times New Roman3" style:font-family-complex="'Times New Roman'" style:font-family-generic-complex="system" style:font-pitch-complex="variable" style:font-size-complex="11pt" style:font-style-complex="italic"/>
    </style:style>
    <style:style style:name="Sous-titre_20_Car" style:display-name="Sous-titre Car" style:family="text" style:parent-style-name="Default_20_Paragraph_20_Font">
      <style:text-properties fo:color="#9c0666" style:font-name="Cambria" fo:font-family="Cambria" style:font-family-generic="roman" style:font-pitch="variable" fo:font-size="12pt" fo:letter-spacing="0.026cm" fo:font-style="italic" style:font-size-asian="12pt" style:font-style-asian="italic" style:font-name-complex="Times New Roman3" style:font-family-complex="'Times New Roman'"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aa076e" fo:font-style="italic" fo:font-weight="bold" style:font-style-asian="italic" style:font-weight-asian="bold" style:font-style-complex="italic" style:font-weight-complex="bold"/>
    </style:style>
    <style:style style:name="Citation_20_intense_20_Car" style:display-name="Citation intense Car" style:family="text" style:parent-style-name="Default_20_Paragraph_20_Font">
      <style:text-properties fo:color="#9c0666"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parent-style-name="Default_20_Paragraph_20_Font">
      <style:text-properties fo:font-variant="small-caps" fo:color="#9c0666"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9c0666" fo:letter-spacing="0.009cm" style:text-underline-style="solid" style:text-underline-width="auto" style:text-underline-color="font-color"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Préformaté_20_HTML_20_Car" style:display-name="Préformaté HTML Car" style:family="text" style:parent-style-name="Default_20_Paragraph_20_Font">
      <style:text-properties style:font-name="Liberation Mono, Courier New" fo:font-family="'Liberation Mono, Courier New'" style:font-style-name="Normal" fo:font-size="9pt" fo:language="zxx" fo:country="none" fo:background-color="transparent" style:font-name-complex="Courier New1" style:font-family-complex="'Courier New'" style:font-family-generic-complex="system" style:font-pitch-complex="variable"/>
    </style:style>
    <style:style style:name="nodelabelbox" style:family="text" style:parent-style-name="Default_20_Paragraph_20_Font"/>
    <style:style style:name="nodetag" style:family="text" style:parent-style-name="Default_20_Paragraph_20_Font"/>
    <style:style style:name="nodeattr" style:family="text" style:parent-style-name="Default_20_Paragraph_20_Font"/>
    <style:style style:name="nodename" style:family="text" style:parent-style-name="Default_20_Paragraph_20_Font"/>
    <style:style style:name="nodevalue" style:family="text" style:parent-style-name="Default_20_Paragraph_20_Font"/>
    <style:style style:name="nodebracket" style:family="text" style:parent-style-name="Default_20_Paragraph_20_Font"/>
    <style:style style:name="nodecloselabelbox" style:family="text" style:parent-style-name="Default_20_Paragraph_20_Font"/>
    <style:style style:name="nodetext" style:family="text" style:parent-style-name="Default_20_Paragraph_20_Font"/>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00000a"/>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8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Page_20_Number" style:display-name="Page Number" style:family="text"/>
    <style:style style:name="Contenutable" style:family="text">
      <style:text-properties style:font-name="Calibri" fo:font-family="Calibri" style:font-family-generic="roman" style:font-pitch="variable" fo:font-size="10pt" fo:font-weight="bold" fo:background-color="transparent" style:font-size-asian="10pt" style:font-weight-asian="bold" style:font-size-complex="10pt"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 style:num-suffix="" text:bullet-char="">
        <style:list-level-properties text:list-level-position-and-space-mode="label-alignment">
          <style:list-level-label-alignment text:label-followed-by="listtab" fo:text-indent="-0.635cm" fo:margin-left="5.63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9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7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4.52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cm" fo:margin-right="0cm" fo:margin-top="0cm" fo:margin-bottom="0cm" loext:contextual-spacing="false" fo:line-height="100%" fo:text-align="end" style:justify-single-word="false" fo:orphans="2" fo:widows="2" fo:text-indent="0cm" style:auto-text-indent="false" style:page-number="auto" style:writing-mode="lr-tb">
        <style:tab-stops>
          <style:tab-stop style:position="8.001cm" style:type="center"/>
          <style:tab-stop style:position="16.96cm" style:type="right"/>
        </style:tab-stops>
      </style:paragraph-properties>
    </style:style>
    <style:style style:name="MT1" style:family="text">
      <style:text-properties officeooo:rsid="002fe72b"/>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Numbering_20_1"/>
      </style:header>
      <style:footer>
        <text:p text:style-name="MP1"><draw:frame draw:style-name="Mfr1" draw:name="Image1" text:anchor-type="paragraph" svg:x="0.182cm" svg:y="0.143cm" svg:width="1.101cm" svg:height="1.48cm" draw:z-index="7"><draw:image xlink:href="Pictures/10000000000000450000005D4BFFDD0D.jpg" xlink:type="simple" xlink:show="embed" xlink:actuate="onLoad"/></draw:frame><text:span text:style-name="MT1">Rapport d’audit accessibilité – Septembre 2016 <text:tab/>p.</text:span><text:span text:style-name="MT1"><text:page-number text:select-page="current">8</text:page-number></text:span><text:span text:style-name="MT1"> sur </text:span><text:span text:style-name="MT1"><text:page-count>8</text:page-count></text:span></text:p>
      </style:footer>
    </style:master-page>
    <style:master-page style:name="HTML" style:page-layout-name="Mpm2"/>
    <style:master-page style:name="Envelope" style:page-layout-name="Mpm3"/>
    <style:master-page style:name="Index" style:page-layout-name="Mpm4"/>
    <style:master-page style:name="Right_20_Page" style:display-name="Right Page" style:page-layout-name="Mpm5" style:next-style-name="Left_20_Page"/>
    <style:master-page style:name="Left_20_Page" style:display-name="Left Page" style:page-layout-name="Mpm6" style:next-style-name="Righ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lain</meta:initial-creator>
    <meta:editing-cycles>962</meta:editing-cycles>
    <meta:print-date>2014-02-14T13:15:00</meta:print-date>
    <meta:creation-date>2014-03-20T06:08:00</meta:creation-date>
    <dc:date>2016-08-22T13:59:34.342724000</dc:date>
    <meta:editing-duration>P1DT13H8M17S</meta:editing-duration>
    <meta:generator>LibreOffice/5.0.0.5$MacOSX_X86_64 LibreOffice_project/1b1a90865e348b492231e1c451437d7a15bb262b</meta:generator>
    <dc:title>Modèle de rapport d’audit accessibilité - RGAA version 3 2016</dc:title>
    <dc:creator>Luce Carevic</dc:creator>
    <meta:document-statistic meta:table-count="1" meta:image-count="7" meta:object-count="0" meta:page-count="8" meta:paragraph-count="98" meta:word-count="1701" meta:character-count="11259" meta:non-whitespace-character-count="9646"/>
    <meta:user-defined meta:name="AppVersion">14.0000</meta:user-defined>
    <meta:user-defined meta:name="Company">ACS Horiz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